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230.26pt"/>
    </style:style>
    <style:style style:name="co4" style:family="table-column">
      <style:table-column-properties fo:break-before="auto" style:column-width="175.49pt"/>
    </style:style>
    <style:style style:name="co5" style:family="table-column">
      <style:table-column-properties fo:break-before="auto" style:column-width="287.26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95.24pt"/>
    </style:style>
    <style:style style:name="co11" style:family="table-column">
      <style:table-column-properties fo:break-before="auto" style:column-width="339pt"/>
    </style:style>
    <style:style style:name="co12" style:family="table-column">
      <style:table-column-properties fo:break-before="auto" style:column-width="425.99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60.01pt" fo:break-before="auto" style:use-optimal-row-height="false"/>
    </style:style>
    <style:style style:name="ro3" style:family="table-row">
      <style:table-row-properties style:row-height="44.45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5" style:family="table-row">
      <style:table-row-properties style:row-height="33.76pt" fo:break-before="auto" style:use-optimal-row-height="true"/>
    </style:style>
    <style:style style:name="ro6" style:family="table-row">
      <style:table-row-properties style:row-height="55.16pt" fo:break-before="auto" style:use-optimal-row-height="true"/>
    </style:style>
    <style:style style:name="ro7" style:family="table-row">
      <style:table-row-properties style:row-height="12.5pt" fo:break-before="auto" style:use-optimal-row-height="true"/>
    </style:style>
    <style:style style:name="ro8" style:family="table-row">
      <style:table-row-properties style:row-height="76.56pt" fo:break-before="auto" style:use-optimal-row-height="true"/>
    </style:style>
    <style:style style:name="ro9" style:family="table-row">
      <style:table-row-properties style:row-height="97.94pt" fo:break-before="auto" style:use-optimal-row-height="true"/>
    </style:style>
    <style:style style:name="ro10" style:family="table-row">
      <style:table-row-properties style:row-height="11.31pt" fo:break-before="auto" style:use-optimal-row-height="true"/>
    </style:style>
    <style:style style:name="ro11" style:family="table-row">
      <style:table-row-properties style:row-height="26.25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47.76pt" fo:break-before="auto" style:use-optimal-row-height="true"/>
    </style:style>
    <style:style style:name="ro14" style:family="table-row">
      <style:table-row-properties style:row-height="59.24pt" fo:break-before="auto" style:use-optimal-row-height="true"/>
    </style:style>
    <style:style style:name="ro15" style:family="table-row">
      <style:table-row-properties style:row-height="54.74pt" fo:break-before="auto" style:use-optimal-row-height="false"/>
    </style:style>
    <style:style style:name="ro16" style:family="table-row">
      <style:table-row-properties style:row-height="36.2pt" fo:break-before="auto" style:use-optimal-row-height="true"/>
    </style:style>
    <style:style style:name="ro17" style:family="table-row">
      <style:table-row-properties style:row-height="71.6pt" fo:break-before="auto" style:use-optimal-row-height="true"/>
    </style:style>
    <style:style style:name="ro18" style:family="table-row">
      <style:table-row-properties style:row-height="152.31pt" fo:break-before="auto" style:use-optimal-row-height="true"/>
    </style:style>
    <style:style style:name="ro19" style:family="table-row">
      <style:table-row-properties style:row-height="24.69pt" fo:break-before="auto" style:use-optimal-row-height="true"/>
    </style:style>
    <style:style style:name="ro20" style:family="table-row">
      <style:table-row-properties style:row-height="94.65pt" fo:break-before="auto" style:use-optimal-row-height="true"/>
    </style:style>
    <style:style style:name="ro21" style:family="table-row">
      <style:table-row-properties style:row-height="13.15pt" fo:break-before="auto" style:use-optimal-row-height="true"/>
    </style:style>
    <style:style style:name="ro22" style:family="table-row">
      <style:table-row-properties style:row-height="25.34pt" fo:break-before="auto" style:use-optimal-row-height="false"/>
    </style:style>
    <style:style style:name="ro23" style:family="table-row">
      <style:table-row-properties style:row-height="106.21pt" fo:break-before="auto" style:use-optimal-row-height="true"/>
    </style:style>
    <style:style style:name="ro24" style:family="table-row">
      <style:table-row-properties style:row-height="38.1pt" fo:break-before="auto" style:use-optimal-row-height="false"/>
    </style:style>
    <style:style style:name="ro25" style:family="table-row">
      <style:table-row-properties style:row-height="25.51pt" fo:break-before="auto" style:use-optimal-row-height="false"/>
    </style:style>
    <style:style style:name="ro26" style:family="table-row">
      <style:table-row-properties style:row-height="12.76pt" fo:break-before="auto" style:use-optimal-row-height="false"/>
    </style:style>
    <style:style style:name="ro27" style:family="table-row">
      <style:table-row-properties style:row-height="38.24pt" fo:break-before="auto" style:use-optimal-row-height="false"/>
    </style:style>
    <style:style style:name="ro28" style:family="table-row">
      <style:table-row-properties style:row-height="51pt" fo:break-before="auto" style:use-optimal-row-height="false"/>
    </style:style>
    <style:style style:name="ro29" style:family="table-row">
      <style:table-row-properties style:row-height="63.75pt" fo:break-before="auto" style:use-optimal-row-height="false"/>
    </style:style>
    <style:style style:name="ro30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UFF_20_Header_5f_Traile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2">
      <style:table-cell-properties style:rotation-align="none"/>
    </style:style>
    <style:style style:name="ce19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9pt" style:font-size-complex="9pt" style:font-weight-asian="bold" style:font-weight-complex="bold" style:font-style-asian="italic" style:font-style-complex="italic"/>
    </style:style>
    <style:style style:name="T4" style:family="text">
      <style:text-properties style:font-name="Arial" style:text-position="0%" fo:font-size="9pt" style:font-style-asian="normal" style:font-weight-complex="normal" style:font-weight-asian="normal" style:font-size-complex="9pt" style:font-size-asian="9pt" fo:text-shadow="none" style:text-outline="false" fo:font-style="normal" style:text-line-through-type="none" style:text-underline-style="none" style:text-underline-color="font-color" fo:font-weight="normal" style:font-style-complex="normal" style:font-name-complex="Arial"/>
    </style:style>
    <style:style style:name="T5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style:font-weight-asian="bold" fo:font-weight="bold" style:font-weight-complex="bold"/>
    </style:style>
    <style:style style:name="T6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fo:font-weight="normal" style:font-weight-asian="normal" style:font-weight-complex="normal"/>
    </style:style>
    <style:style style:name="T7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fo:font-weight="bold" style:font-weight-asian="bold" style:font-weight-complex="bold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FF 10b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51" table:default-cell-style-name="ce5"/>
        <table:table-column table:style-name="co8" table:number-columns-repeated="767" table:default-cell-style-name="ce5"/>
        <table:table-row table:style-name="ro1">
          <table:table-cell table:style-name="ce1" office:value-type="string" calcext:value-type="string">
            <text:p>Field No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d by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Null Value?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cord Type</text:p>
          </table:table-cell>
          <table:table-cell table:style-name="ce9" office:value-type="string" calcext:value-type="string">
            <text:p>Defines the record type which can 1 of three values:</text:p>
            <text:p>HR - Header Record</text:p>
            <text:p>DR - Data Record</text:p>
            <text:p>TR - Trailer Record</text:p>
          </table:table-cell>
          <table:table-cell table:style-name="ce2" office:value-type="string" calcext:value-type="string">
            <text:p>All</text:p>
          </table:table-cell>
          <table:table-cell table:style-name="ce3" office:value-type="string" calcext:value-type="string">
            <text:p>alpha-numeric == 2 characters</text:p>
          </table:table-cell>
          <table:table-cell table:style-name="ce16" office:value-type="string" calcext:value-type="string">
            <text:p>not null</text:p>
          </table:table-cell>
          <table:table-cell table:style-name="ce20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ervice Type</text:p>
          </table:table-cell>
          <table:table-cell table:style-name="ce10" office:value-type="string" calcext:value-type="string">
            <text:p><text:span text:style-name="T1">Initial record type of the usage record</text:span></text:p>
            <text:p><text:span text:style-name="T2">MOT, PTX, ALU, QIS, AAA, TPC, APLX, NTI, PMG, PGW</text:span></text:p>
            <text:p/>
            <text:p><text:span text:style-name="T3">PGW = LTE Usage</text:span>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&lt;= 4 characters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cord sequence Number</text:p>
          </table:table-cell>
          <table:table-cell table:style-name="ce10" office:value-type="string" calcext:value-type="string">
            <text:p>Record Identifier</text:p>
            <text:p>A unique numeric identifier for the record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ile Number</text:p>
          </table:table-cell>
          <table:table-cell table:style-name="ce10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cord Disposition</text:p>
          </table:table-cell>
          <table:table-cell table:style-name="ce10" office:value-type="string" calcext:value-type="string">
            <text:p>The disposition shows the destination of the record in the mediation process.</text:p>
            <text:p>0 = Rated</text:p>
            <text:p>1 = Dropped</text:p>
            <text:p>2 = Error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from list (0, 1, 2) 1byte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ecord Code</text:p>
          </table:table-cell>
          <table:table-cell table:style-name="ce10" office:value-type="string" calcext:value-type="string">
            <text:p>Drop or Error code</text:p>
            <text:p>The drop and error codes will be defined using present day AMDOCS codes as a template. (presently a 3 digit integer but will bump to 5 for extra growth)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0 &lt;= Integer &lt;= 999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urce System</text:p>
          </table:table-cell>
          <table:table-cell table:style-name="ce10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Start date for this event {YYYYMMDD}</text:p>
          </table:table-cell>
          <table:table-cell table:style-name="ce3" office:value-type="string" calcext:value-type="string">
            <text:p>All</text:p>
          </table:table-cell>
          <table:table-cell table:style-name="ce10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style-name="ce3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art Time for this event {HHMMSSss}</text:p>
          </table:table-cell>
          <table:table-cell table:style-name="ce3" office:value-type="string" calcext:value-type="string">
            <text:p>All</text:p>
          </table:table-cell>
          <table:table-cell table:style-name="ce10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style-name="ce3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rt TimeZone</text:p>
          </table:table-cell>
          <table:table-cell table:style-name="ce10" office:value-type="string" calcext:value-type="string">
            <text:p><text:span text:style-name="T1">Offset in seconds from GMT</text:span></text:p>
            <text:p/>
            <text:p><text:span text:style-name="T4">For usage in </text:span><text:span text:style-name="T5">GMT</text:span><text:span text:style-name="T6"> time this field will be </text:span><text:span text:style-name="T7">0</text:span><text:span text:style-name="T6">.</text:span>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numeric Integer &lt;= 864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ome Sid</text:p>
          </table:table-cell>
          <table:table-cell table:style-name="ce3" office:value-type="string" calcext:value-type="string">
            <text:p>Home system Identifier</text:p>
          </table:table-cell>
          <table:table-cell table:style-name="ce3" office:value-type="string" calcext:value-type="string">
            <text:p>All</text:p>
          </table:table-cell>
          <table:table-cell table:style-name="ce10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rve SID</text:p>
          </table:table-cell>
          <table:table-cell table:style-name="ce3" office:value-type="string" calcext:value-type="string">
            <text:p>Serving system identifier</text:p>
          </table:table-cell>
          <table:table-cell table:style-name="ce3" office:value-type="string" calcext:value-type="string">
            <text:p>All</text:p>
          </table:table-cell>
          <table:table-cell table:style-name="ce10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7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Originating Cell Trunk</text:p>
          </table:table-cell>
          <table:table-cell table:style-name="ce4" office:value-type="string" calcext:value-type="string">
            <text:p>Initial cell tower and sector</text:p>
          </table:table-cell>
          <table:table-cell table:style-name="ce4" office:value-type="string" calcext:value-type="string">
            <text:p>NTI APLX</text:p>
          </table:table-cell>
          <table:table-cell table:style-name="ce4" office:value-type="string" calcext:value-type="string">
            <text:p>alpha-numeric &lt;= 16 characters</text:p>
          </table:table-cell>
          <table:table-cell table:style-name="ce17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erminating Cell Trunk</text:p>
          </table:table-cell>
          <table:table-cell table:style-name="ce4" office:value-type="string" calcext:value-type="string">
            <text:p>Termination Cell tower and sector</text:p>
          </table:table-cell>
          <table:table-cell table:style-name="ce4" office:value-type="string" calcext:value-type="string">
            <text:p>NTI APLX</text:p>
          </table:table-cell>
          <table:table-cell table:style-name="ce4" office:value-type="string" calcext:value-type="string">
            <text:p>alpha-numeric &lt;= 16 characters</text:p>
          </table:table-cell>
          <table:table-cell table:style-name="ce17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SID</text:p>
          </table:table-cell>
          <table:table-cell table:style-name="ce3" office:value-type="string" calcext:value-type="string">
            <text:p>Broadcast Station ID</text:p>
          </table:table-cell>
          <table:table-cell table:style-name="ce10" office:value-type="string" calcext:value-type="string">
            <text:p>Used on AAA and PMG only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arrier ID</text:p>
          </table:table-cell>
          <table:table-cell table:style-name="ce10" office:value-type="string" calcext:value-type="string">
            <text:p>The carrier that handled the events identification symbol. Mostly USCC but may contain others especially in data roaming situations.</text:p>
            <text:p>Voice Records  (APLX and NTI) the LRN (Location Route Number) field</text:p>
            <text:p>APLX_lrn_720                   </text:p>
            <text:p>NTI_term_lrn        </text:p>
          </table:table-cell>
          <table:table-cell table:style-name="ce10" office:value-type="string" calcext:value-type="string">
            <text:p>All (Eventually) AAA presently</text:p>
            <text:p>All Voice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9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Protocol</text:p>
          </table:table-cell>
          <table:table-cell table:style-name="ce11" office:value-type="string" calcext:value-type="string">
            <text:p><text:span text:style-name="T1">EVDO, LTE, CDMA </text:span></text:p>
            <text:p/>
            <text:p><text:span text:style-name="T3">For LTE usage (Record type PGW)</text:span></text:p>
            <text:p><text:span text:style-name="T3">The value EVDO will be used for eHRPD or HRPD usage. </text:span></text:p>
            <text:p><text:span text:style-name="T3">The value LTE will be used for LTE usage</text:span></text:p>
            <text:p><text:span text:style-name="T3">The value CDMA will be used for 1X traffic</text:span></text:p>
            <text:p><text:span text:style-name="T3">There is no need to define numeric values for these specific fields in the UFF.</text:span>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alpha-numeric &lt;= 16 characters</text:p>
          </table:table-cell>
          <table:table-cell table:style-name="ce17" office:value-type="string" calcext:value-type="string">
            <text:p>null</text:p>
          </table:table-cell>
          <table:table-cell table:style-name="ce21" table:number-columns-repeated="1018"/>
        </table:table-row>
        <table:table-row table:style-name="ro10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Event Type</text:p>
          </table:table-cell>
          <table:table-cell table:style-name="ce3" office:value-type="string" calcext:value-type="string">
            <text:p>QIS event type used for reporting and drop logic</text:p>
          </table:table-cell>
          <table:table-cell table:style-name="ce3" office:value-type="string" calcext:value-type="string">
            <text:p>NTI/APLX/QIS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all Direction</text:p>
          </table:table-cell>
          <table:table-cell table:style-name="ce10" office:value-type="string" calcext:value-type="string">
            <text:p>One of two types: Mobile Originating (MO) or Mobile Terminating (MT)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== 2 cha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Originating MSID</text:p>
          </table:table-cell>
          <table:table-cell table:style-name="ce3" office:value-type="string" calcext:value-type="string">
            <text:p>10-Digit Mobile Identification Number 16 digits for possible future use/ Blanks if mobile terminated</text:p>
          </table:table-cell>
          <table:table-cell table:style-name="ce3" office:value-type="string" calcext:value-type="string">
            <text:p>All - except for MOT/ALU/PTX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MEID/ESN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alpha-numeric &lt;= 32 characte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Originating MDN</text:p>
          </table:table-cell>
          <table:table-cell table:style-name="ce3" office:value-type="string" calcext:value-type="string">
            <text:p>In a Mobile Originating call It's the originating callers phone number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Originating Address</text:p>
          </table:table-cell>
          <table:table-cell table:style-name="ce3" office:value-type="string" calcext:value-type="string">
            <text:p>IP or Email</text:p>
          </table:table-cell>
          <table:table-cell table:style-name="ce3" office:value-type="string" calcext:value-type="string">
            <text:p>AAA,PMG,MOT,ALU and PTX</text:p>
          </table:table-cell>
          <table:table-cell table:style-name="ce3" office:value-type="string" calcext:value-type="string">
            <text:p>xxx.xxxx. (Or IVP6) alpha-numeric &lt;= 256 characte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Terminating MSID</text:p>
          </table:table-cell>
          <table:table-cell table:style-name="ce3" office:value-type="string" calcext:value-type="string">
            <text:p>Called MSID this is on Mobile to Mobile records only.</text:p>
          </table:table-cell>
          <table:table-cell table:style-name="ce3" office:value-type="string" calcext:value-type="string">
            <text:p>Mobile to Mobile only.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Terminating Number</text:p>
          </table:table-cell>
          <table:table-cell table:style-name="ce3" office:value-type="string" calcext:value-type="string">
            <text:p>Normalized number (example 6085551212 instead of 411</text:p>
          </table:table-cell>
          <table:table-cell table:style-name="ce3" office:value-type="string" calcext:value-type="string">
            <text:p>Voice/MOT/ALU/PTX/PMG</text:p>
          </table:table-cell>
          <table:table-cell table:style-name="ce3" office:value-type="string" calcext:value-type="string">
            <text:p>numeric &lt;= 100000000000000000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Dialed Digits</text:p>
          </table:table-cell>
          <table:table-cell table:style-name="ce3" office:value-type="string" calcext:value-type="string">
            <text:p>The untranslated dialed number (e.g. 441 instead of 555-1212 etc)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numeric &lt;= 100000000000000000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Terminating Address</text:p>
          </table:table-cell>
          <table:table-cell table:style-name="ce10" office:value-type="string" calcext:value-type="string">
            <text:p>IP Address/Email Name</text:p>
            <text:p>Client IP for PMG</text:p>
          </table:table-cell>
          <table:table-cell table:style-name="ce3" office:value-type="string" calcext:value-type="string">
            <text:p>PMG,MOT,PTX and ALU</text:p>
          </table:table-cell>
          <table:table-cell table:style-name="ce13" office:value-type="string" calcext:value-type="string">
            <text:p>alpha-numeric &lt;= 256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mination Code</text:p>
          </table:table-cell>
          <table:table-cell table:style-name="ce3" office:value-type="string" calcext:value-type="string">
            <text:p>SMS.CALL_TERMINATION_CODE</text:p>
          </table:table-cell>
          <table:table-cell table:style-name="ce3" office:value-type="string" calcext:value-type="string">
            <text:p>MOT/ALU/PTX/PMG</text:p>
          </table:table-cell>
          <table:table-cell table:style-name="ce3" office:value-type="string" calcext:value-type="string">
            <text:p>alpha-numeric &lt;= 8 cha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Service Feature</text:p>
          </table:table-cell>
          <table:table-cell table:style-name="ce10" office:value-type="string" calcext:value-type="string">
            <text:p>Orig and Term combined (nti) and Service Feature (aplx and AAA)</text:p>
          </table:table-cell>
          <table:table-cell table:style-name="ce3" office:value-type="string" calcext:value-type="string">
            <text:p>voice/AAA</text:p>
          </table:table-cell>
          <table:table-cell table:style-name="ce13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3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all Forwarding Indicator</text:p>
          </table:table-cell>
          <table:table-cell table:style-name="ce12" office:value-type="string" calcext:value-type="string">
            <text:p>If the call has been forwarded then true, false otherwise.</text:p>
            <text:p>0 = False</text:p>
            <text:p>1 = True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4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all Delivery Indicator</text:p>
          </table:table-cell>
          <table:table-cell table:style-name="ce12" office:value-type="string" calcext:value-type="string">
            <text:p>If the call has been through call delivery then true, false otherwise</text:p>
            <text:p>0 = False</text:p>
            <text:p>1 = True</text:p>
            <text:p>2 = True CDLX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5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Call Waiting Indicator</text:p>
          </table:table-cell>
          <table:table-cell table:style-name="ce12" office:value-type="string" calcext:value-type="string">
            <text:p>If the call has been through call waiting then true, false otherwise</text:p>
            <text:p>0 = False</text:p>
            <text:p>1 = True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3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 way Calling Indicator</text:p>
          </table:table-cell>
          <table:table-cell table:style-name="ce12" office:value-type="string" calcext:value-type="string">
            <text:p>If the call has been through 3 way calling, false otherwise</text:p>
            <text:p>0 = False</text:p>
            <text:p>1 = True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3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ll Answered Indicator</text:p>
          </table:table-cell>
          <table:table-cell table:style-name="ce12" office:value-type="string" calcext:value-type="string">
            <text:p>If the call has been answered then true, false otherwise.</text:p>
            <text:p>0 = False</text:p>
            <text:p>1 = True</text:p>
          </table:table-cell>
          <table:table-cell table:style-name="ce3" office:value-type="string" calcext:value-type="string">
            <text:p>Voice/MOT/ALU/PTX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Ring Time</text:p>
          </table:table-cell>
          <table:table-cell table:style-name="ce13" office:value-type="string" calcext:value-type="string">
            <text:p>Total ring time in seconds</text:p>
          </table:table-cell>
          <table:table-cell table:style-name="ce3" office:value-type="string" calcext:value-type="string">
            <text:p>Voice</text:p>
          </table:table-cell>
          <table:table-cell table:style-name="ce13" office:value-type="string" calcext:value-type="string">
            <text:p>(seconds) Integer &lt;= 1000000000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Call Duration</text:p>
          </table:table-cell>
          <table:table-cell table:style-name="ce12" office:value-type="string" calcext:value-type="string">
            <text:p>Call duration minus ring-time in seconds.</text:p>
            <text:p>Includes the duration in seconds of the data session</text:p>
          </table:table-cell>
          <table:table-cell table:style-name="ce3" office:value-type="string" calcext:value-type="string">
            <text:p>Voice/MOT/ALU/PTX/AAA</text:p>
          </table:table-cell>
          <table:table-cell table:style-name="ce13" office:value-type="string" calcext:value-type="string">
            <text:p>(seconds) Integer &lt;= 1000000000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Roaming Indicator</text:p>
          </table:table-cell>
          <table:table-cell table:style-name="ce12" office:value-type="string" calcext:value-type="string">
            <text:p>Data roaming indicator </text:p>
            <text:p>0 = False</text:p>
            <text:p>1 = True</text:p>
          </table:table-cell>
          <table:table-cell table:style-name="ce3" office:value-type="string" calcext:value-type="string">
            <text:p>MOT/ALU/PTX, PMG, QIS, TPC, AAA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7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ession ID</text:p>
          </table:table-cell>
          <table:table-cell table:style-name="ce12" office:value-type="string" calcext:value-type="string">
            <text:p>Primary Key for AAA / Transaction ID for PSMS</text:p>
            <text:p>AAA.SESSION_ID &lt;= 64 Chars</text:p>
            <text:p>PSMS.TRANS_ID &lt;= 50 Chars</text:p>
            <text:p/>
            <text:p>QIS.EVENT_ID &lt;= 50 chars Used to find the charge code</text:p>
          </table:table-cell>
          <table:table-cell table:style-name="ce3" office:value-type="string" calcext:value-type="string">
            <text:p>AAA/PSMS and QIS</text:p>
          </table:table-cell>
          <table:table-cell table:style-name="ce13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8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Session Type</text:p>
          </table:table-cell>
          <table:table-cell table:style-name="ce12" office:value-type="string" calcext:value-type="string">
            <text:p>For QIS 0 = Charge (only)</text:p>
            <text:p>For PSMS there are two possible values:</text:p>
            <text:p>  0 = Charge</text:p>
            <text:p>  1 = Adjustment</text:p>
            <text:p/>
            <text:p>For PTX, MOT and ALU we can have the following values:</text:p>
            <text:p>SMSTXT and SMSTAP and SMSEMIL when a text was</text:p>
            <text:p>sent or received from an email.</text:p>
            <text:p/>
            <text:p>For PMG if from or too an email address then </text:p>
            <text:p>Session Type = MMSEMIL.</text:p>
          </table:table-cell>
          <table:table-cell table:style-name="ce3" office:value-type="string" calcext:value-type="string">
            <text:p>QIS/PSMS/MOT/ALU/PTX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3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ytes In</text:p>
          </table:table-cell>
          <table:table-cell table:style-name="ce12" office:value-type="string" calcext:value-type="string">
            <text:p>Total of incoming bytes associated this event can also be negative.</text:p>
            <text:p>Using this field and the "Bytes Out" field  we can derive the total bytes.</text:p>
          </table:table-cell>
          <table:table-cell table:style-name="ce3" office:value-type="string" calcext:value-type="string">
            <text:p>AAA/LTE/eHPRD</text:p>
          </table:table-cell>
          <table:table-cell table:style-name="ce3" office:value-type="string" calcext:value-type="string">
            <text:p>Integer Byte count &lt;= +-100000000000000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3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Bytes Out</text:p>
          </table:table-cell>
          <table:table-cell table:style-name="ce12" office:value-type="string" calcext:value-type="string">
            <text:p>Total of outgoing bytes associated with this event contains a signed byte (+-)</text:p>
            <text:p>Using this field and the "Bytes In" field  we can derive the total bytes.</text:p>
          </table:table-cell>
          <table:table-cell table:style-name="ce3" office:value-type="string" calcext:value-type="string">
            <text:p>AAA/LTE/eHPRD</text:p>
          </table:table-cell>
          <table:table-cell table:style-name="ce3" office:value-type="string" calcext:value-type="string">
            <text:p>Integer Byte count &lt;= +-100000000000000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Application ID</text:p>
          </table:table-cell>
          <table:table-cell table:style-name="ce12" office:value-type="string" calcext:value-type="string">
            <text:p>QIS = Part ID </text:p>
            <text:p>AAA = AppID</text:p>
            <text:p>PSMS = Short Code</text:p>
          </table:table-cell>
          <table:table-cell table:style-name="ce3" office:value-type="string" calcext:value-type="string">
            <text:p>AAA/QIS/PSMS</text:p>
          </table:table-cell>
          <table:table-cell table:style-name="ce13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9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Application Type</text:p>
          </table:table-cell>
          <table:table-cell table:style-name="ce12" office:value-type="string" calcext:value-type="string">
            <text:p>QIS = (Download or Subscription)</text:p>
            <text:p>PSMS = (One-Off or Subscription)</text:p>
          </table:table-cell>
          <table:table-cell table:style-name="ce3" office:value-type="string" calcext:value-type="string">
            <text:p>QIS/PSMS</text:p>
          </table:table-cell>
          <table:table-cell table:style-name="ce13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pplication Name</text:p>
          </table:table-cell>
          <table:table-cell table:style-name="Default"/>
          <table:table-cell table:style-name="ce3" office:value-type="string" calcext:value-type="string">
            <text:p>QIS</text:p>
          </table:table-cell>
          <table:table-cell table:style-name="ce13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urchase Category Code</text:p>
          </table:table-cell>
          <table:table-cell table:style-name="ce13" office:value-type="string" calcext:value-type="string">
            <text:p>Used by PSMS</text:p>
          </table:table-cell>
          <table:table-cell table:style-name="ce3" office:value-type="string" calcext:value-type="string">
            <text:p>PSMS</text:p>
          </table:table-cell>
          <table:table-cell table:style-name="ce13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0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pplication Description</text:p>
          </table:table-cell>
          <table:table-cell table:style-name="ce12" office:value-type="string" calcext:value-type="string">
            <text:p>Will be used for both QIS and PSMS</text:p>
            <text:p>for QIS it will come from the AE field directly on the record</text:p>
            <text:p>for PSMS it will be a combination of the &lt;short code&gt; &lt;description&gt; &lt;content provider&gt;</text:p>
            <text:p>if it is a "Subscription", "Subscription -" is displayed.  If it is a one-off, it is not presented in the invoice line item.</text:p>
          </table:table-cell>
          <table:table-cell table:style-name="ce3" office:value-type="string" calcext:value-type="string">
            <text:p>QIS/PSMS</text:p>
          </table:table-cell>
          <table:table-cell table:style-name="ce13" office:value-type="string" calcext:value-type="string">
            <text:p>alpha-numeric &lt;= 1024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Content Amount</text:p>
          </table:table-cell>
          <table:table-cell table:style-name="ce13" office:value-type="string" calcext:value-type="string">
            <text:p>Combines Pre-rated usage amount for QIS and PSMS</text:p>
          </table:table-cell>
          <table:table-cell table:style-name="ce3" office:value-type="string" calcext:value-type="string">
            <text:p>QIS/PSMS</text:p>
          </table:table-cell>
          <table:table-cell table:style-name="ce13" office:value-type="string" calcext:value-type="string">
            <text:p>dollars $ x.xx <text:s/>16 Bytes</text:p>
          </table:table-cell>
          <table:table-cell table:style-name="ce18" office:value-type="float" office:value="0" calcext:value-type="float">
            <text:p>0.00</text:p>
          </table:table-cell>
          <table:table-cell table:style-name="Default" table:number-columns-repeated="1018"/>
        </table:table-row>
        <table:table-row table:style-name="ro19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Orig_trans_ID</text:p>
          </table:table-cell>
          <table:table-cell table:style-name="ce12" office:value-type="string" calcext:value-type="string">
            <text:p>Orig Trans ID</text:p>
            <text:p>PSMS.TRANS_ID</text:p>
          </table:table-cell>
          <table:table-cell table:style-name="ce3" office:value-type="string" calcext:value-type="string">
            <text:p>PSMS</text:p>
          </table:table-cell>
          <table:table-cell table:style-name="ce13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3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etwork Flag</text:p>
          </table:table-cell>
          <table:table-cell table:style-name="ce12" office:value-type="string" calcext:value-type="string">
            <text:p>Used by QIS to calulate the charge code.</text:p>
            <text:p>0 = not a </text:p>
            <text:p>1 = is a</text:p>
            <text:p>network application.. Default is 0</text:p>
          </table:table-cell>
          <table:table-cell table:style-name="ce3" office:value-type="string" calcext:value-type="string">
            <text:p>QIS</text:p>
          </table:table-cell>
          <table:table-cell table:style-name="ce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7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Femto-cell-ringtime</text:p>
          </table:table-cell>
          <table:table-cell table:style-name="ce13" office:value-type="string" calcext:value-type="string">
            <text:p>Will not be needed until after B/OSS implementation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Femto-cell-ringpluse</text:p>
          </table:table-cell>
          <table:table-cell table:style-name="ce13" office:value-type="string" calcext:value-type="string">
            <text:p>Will not be needed until after B/OSS implementation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alpha-numeric &lt;= 128</text:p>
          </table:table-cell>
          <table:table-cell table:style-name="ce1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3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LTE Handoff</text:p>
          </table:table-cell>
          <table:table-cell table:style-name="ce12" office:value-type="string" calcext:value-type="string">
            <text:p>This is the possible solution for LTE Handoff's that shows amount of usage between 4G and 3G.</text:p>
            <text:p/>
            <text:p>This field will be a series key value pairs separated by commas. ({protacol}:{amount of Bytes})</text:p>
            <text:p>Example : One data session has usage where 1 gb on LTE and 2 gb on eHRPD.</text:p>
            <text:p/>
            <text:p>LTE:1048576000, EVDO:2097152000</text:p>
          </table:table-cell>
          <table:table-cell table:style-name="ce13" office:value-type="string" calcext:value-type="string">
            <text:p>PGW (LTE)</text:p>
          </table:table-cell>
          <table:table-cell table:style-name="ce13" office:value-type="string" calcext:value-type="string">
            <text:p>alpha-numeric &lt;= 526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4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rket/Submarket</text:p>
          </table:table-cell>
          <table:table-cell table:style-name="ce13" office:value-type="string" calcext:value-type="string">
            <text:p>The Market and Submarket for a customer this can also be blank. This field is populated by using a CTN against the MIN_LR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alpha-numeric &lt;= 16 characters</text:p>
          </table:table-cell>
          <table:table-cell table:style-name="ce13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Originating IMSI</text:p>
          </table:table-cell>
          <table:table-cell table:style-name="ce14" office:value-type="string" calcext:value-type="string">
            <text:p>The IMSI assigned to the SIM card originating an LTE or eHRPD data session.</text:p>
            <text:p>This can be a routing parameter for LTE or eHRPD traffic.</text:p>
          </table:table-cell>
          <table:table-cell table:style-name="ce13" office:value-type="string" calcext:value-type="string">
            <text:p>PGW (LTE)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19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Adjustment Reason Code</text:p>
          </table:table-cell>
          <table:table-cell table:style-name="ce15" office:value-type="string" calcext:value-type="string">
            <text:p><text:span text:style-name="T8">The </text:span><text:span text:style-name="T9">Adjustment Reason Code</text:span><text:span text:style-name="T10"> </text:span></text:p>
            <text:p><text:span text:style-name="T11">for a PSMS adjustment</text:span></text:p>
          </table:table-cell>
          <table:table-cell table:style-name="ce8" office:value-type="string" calcext:value-type="string">
            <text:p>PSMS</text:p>
          </table:table-cell>
          <table:table-cell table:style-name="ce8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21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Extrernal Reference ID</text:p>
          </table:table-cell>
          <table:table-cell table:style-name="ce8" office:value-type="string" calcext:value-type="string">
            <text:p><text:span text:style-name="T8">The </text:span><text:span text:style-name="T9">Extrernal Reference ID</text:span><text:span text:style-name="T10"> for a PSMS record</text:span></text:p>
          </table:table-cell>
          <table:table-cell table:style-name="ce8" office:value-type="string" calcext:value-type="string">
            <text:p>PSMS</text:p>
          </table:table-cell>
          <table:table-cell table:style-name="ce8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2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Partner ID</text:p>
          </table:table-cell>
          <table:table-cell table:style-name="ce8" office:value-type="string" calcext:value-type="string">
            <text:p><text:span text:style-name="T8">The</text:span><text:span text:style-name="T9"> Partner ID</text:span><text:span text:style-name="T10"> for PSMS record</text:span></text:p>
          </table:table-cell>
          <table:table-cell table:style-name="ce8" office:value-type="string" calcext:value-type="string">
            <text:p>PSMS</text:p>
          </table:table-cell>
          <table:table-cell table:style-name="ce8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2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Campaign ID</text:p>
          </table:table-cell>
          <table:table-cell table:style-name="ce8" office:value-type="string" calcext:value-type="string">
            <text:p><text:span text:style-name="T8">The </text:span><text:span text:style-name="T9">Campaign ID</text:span><text:span text:style-name="T10"> for a PSMS record</text:span></text:p>
          </table:table-cell>
          <table:table-cell table:style-name="ce8" office:value-type="string" calcext:value-type="string">
            <text:p>PSMS</text:p>
          </table:table-cell>
          <table:table-cell table:style-name="ce8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2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Initiator Type</text:p>
          </table:table-cell>
          <table:table-cell table:style-name="ce8" office:value-type="string" calcext:value-type="string">
            <text:p><text:span text:style-name="T8">The </text:span><text:span text:style-name="T9">Initiator Type</text:span><text:span text:style-name="T10"> for PSMS record</text:span></text:p>
          </table:table-cell>
          <table:table-cell table:style-name="ce8" office:value-type="string" calcext:value-type="string">
            <text:p>PSMS</text:p>
          </table:table-cell>
          <table:table-cell table:style-name="ce8" office:value-type="string" calcext:value-type="string">
            <text:p>alpha-numeric &lt;= 18 characters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21"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Initiator ID</text:p>
          </table:table-cell>
          <table:table-cell table:style-name="ce8" office:value-type="string" calcext:value-type="string">
            <text:p><text:span text:style-name="T8">The </text:span><text:span text:style-name="T9">Initiator ID</text:span><text:span text:style-name="T10"> for PSMS record</text:span></text:p>
          </table:table-cell>
          <table:table-cell table:style-name="ce8" office:value-type="string" calcext:value-type="string">
            <text:p>PSMS</text:p>
          </table:table-cell>
          <table:table-cell table:style-name="ce8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FF Header_Trailer" table:style-name="ta2">
        <office:forms form:automatic-focus="false" form:apply-design-mode="false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7" table:number-columns-repeated="253" table:default-cell-style-name="ce13"/>
        <table:table-column table:style-name="co7" table:number-columns-repeated="767" table:default-cell-style-name="ce5"/>
        <table:table-row table:style-name="ro25">
          <table:table-cell table:style-name="ce22" office:value-type="string" calcext:value-type="string">
            <text:p>Header Field No</text:p>
          </table:table-cell>
          <table:table-cell table:style-name="ce22" office:value-type="string" calcext:value-type="string">
            <text:p>Header Field Name</text:p>
          </table:table-cell>
          <table:table-cell table:style-name="ce22" office:value-type="string" calcext:value-type="string">
            <text:p>Header Description</text:p>
          </table:table-cell>
          <table:table-cell table:style-name="ce22" office:value-type="string" calcext:value-type="string">
            <text:p>Header Data Type</text:p>
          </table:table-cell>
          <table:table-cell table:style-name="ce27" table:number-columns-repeated="1020"/>
        </table:table-row>
        <table:table-row table:style-name="ro26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Record Type</text:p>
          </table:table-cell>
          <table:table-cell table:style-name="ce23" office:value-type="string" calcext:value-type="string">
            <text:p>The record type for Header is HR</text:p>
          </table:table-cell>
          <table:table-cell table:style-name="ce23" office:value-type="string" calcext:value-type="string">
            <text:p>4 character alpha-numeric </text:p>
          </table:table-cell>
          <table:table-cell table:number-columns-repeated="253"/>
          <table:table-cell table:style-name="ce13" table:number-columns-repeated="767"/>
        </table:table-row>
        <table:table-row table:style-name="ro27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ile Number</text:p>
          </table:table-cell>
          <table:table-cell table:style-name="ce23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23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253"/>
          <table:table-cell table:style-name="ce13" table:number-columns-repeated="767"/>
        </table:table-row>
        <table:table-row table:style-name="ro27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ource System</text:p>
          </table:table-cell>
          <table:table-cell table:style-name="ce23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23" office:value-type="string" calcext:value-type="string">
            <text:p>alpha-numeric &lt;= 16 characters</text:p>
          </table:table-cell>
          <table:table-cell table:number-columns-repeated="253"/>
          <table:table-cell table:style-name="ce13" table:number-columns-repeated="767"/>
        </table:table-row>
        <table:table-row table:style-name="ro28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tart Date</text:p>
          </table:table-cell>
          <table:table-cell table:style-name="ce26" office:value-type="string" calcext:value-type="string">
            <text:p>Start date of header record creation {YYYYMMDD}</text:p>
          </table:table-cell>
          <table:table-cell table:style-name="ce23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29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tart Time</text:p>
          </table:table-cell>
          <table:table-cell table:style-name="ce26" office:value-type="string" calcext:value-type="string">
            <text:p>Start Time header record creation {HHMMSSss}</text:p>
          </table:table-cell>
          <table:table-cell table:style-name="ce23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26" table:number-rows-repeated="2">
          <table:table-cell table:style-name="ce12" table:number-columns-repeated="4"/>
          <table:table-cell table:number-columns-repeated="1020"/>
        </table:table-row>
        <table:table-row table:style-name="ro11">
          <table:table-cell table:style-name="ce24" office:value-type="string" calcext:value-type="string">
            <text:p>Trailer Field No</text:p>
          </table:table-cell>
          <table:table-cell table:style-name="ce24" office:value-type="string" calcext:value-type="string">
            <text:p>Trailer Field Name</text:p>
          </table:table-cell>
          <table:table-cell table:style-name="ce24" office:value-type="string" calcext:value-type="string">
            <text:p>Trailer Description</text:p>
          </table:table-cell>
          <table:table-cell table:style-name="ce24" office:value-type="string" calcext:value-type="string">
            <text:p>Trailer Data Type</text:p>
          </table:table-cell>
          <table:table-cell table:number-columns-repeated="1020"/>
        </table:table-row>
        <table:table-row table:style-name="ro26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ecord Type</text:p>
          </table:table-cell>
          <table:table-cell table:style-name="ce25" office:value-type="string" calcext:value-type="string">
            <text:p>The record type for Trailer is TR</text:p>
          </table:table-cell>
          <table:table-cell table:style-name="ce25" office:value-type="string" calcext:value-type="string">
            <text:p>4 character alpha-numeric </text:p>
          </table:table-cell>
          <table:table-cell table:number-columns-repeated="1020"/>
        </table:table-row>
        <table:table-row table:style-name="ro27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ile Number</text:p>
          </table:table-cell>
          <table:table-cell table:style-name="ce23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23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1020"/>
        </table:table-row>
        <table:table-row table:style-name="ro27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ource System</text:p>
          </table:table-cell>
          <table:table-cell table:style-name="ce23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23" office:value-type="string" calcext:value-type="string">
            <text:p>alpha-numeric &lt;= 16 characters</text:p>
          </table:table-cell>
          <table:table-cell table:number-columns-repeated="1020"/>
        </table:table-row>
        <table:table-row table:style-name="ro28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End Date</text:p>
          </table:table-cell>
          <table:table-cell table:style-name="ce26" office:value-type="string" calcext:value-type="string">
            <text:p>End date of trailer record creation {YYYYMMDD}</text:p>
          </table:table-cell>
          <table:table-cell table:style-name="ce23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29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End Time</text:p>
          </table:table-cell>
          <table:table-cell table:style-name="ce26" office:value-type="string" calcext:value-type="string">
            <text:p>End Time of trailer recorrd creation {HHMMSSss}</text:p>
          </table:table-cell>
          <table:table-cell table:style-name="ce23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25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Total Number of Records</text:p>
          </table:table-cell>
          <table:table-cell table:style-name="ce23" office:value-type="string" calcext:value-type="string">
            <text:p>Total number of records in this file (Including Header and trailers)</text:p>
          </table:table-cell>
          <table:table-cell table:style-name="ce23" office:value-type="string" calcext:value-type="string">
            <text:p>numeric &lt;= 100000000</text:p>
          </table:table-cell>
          <table:table-cell table:number-columns-repeated="1020"/>
        </table:table-row>
        <table:table-row table:style-name="ro30" table:number-rows-repeated="1048560">
          <table:table-cell table:number-columns-repeated="1024"/>
        </table:table-row>
        <table:table-row table:style-name="ro3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008pt" fo:page-height="612pt" style:num-format="1" style:print-orientation="landscape" fo:margin-top="18pt" fo:margin-bottom="18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18pt" fo:margin-left="0pt" fo:margin-right="0pt" fo:margin-bottom="7.99pt"/>
      </style:header-style>
      <style:footer-style>
        <style:header-footer-properties fo:min-height="18pt" fo:margin-left="0pt" fo:margin-right="0pt" fo:margin-top="7.99pt"/>
      </style:footer-style>
    </style:page-layout>
    <style:page-layout style:name="Mpm5">
      <style:page-layout-properties fo:page-width="792pt" fo:page-height="612pt" style:num-format="1" style:print-orientation="landscape" fo:margin-top="70.84pt" fo:margin-bottom="70.8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2:15:15.49825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ision_20_assumption_20_open_20_items" style:display-name="PageStyle_revision assumption open 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F_20_9e" style:display-name="PageStyle_UFF 9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UFF_20_Header_5f_Trailer" style:display-name="PageStyle_UFF Header_Trai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TI_20_UFF_20_Mapping" style:display-name="PageStyle_NTI UFF Mapp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20_UFF_20_Mapping" style:display-name="PageStyle_APLX UFF Mapping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5f_DRD" style:display-name="PageStyle_APLX_DR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mp_20_Fields" style:display-name="PageStyle_Temp 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20_Modifications" style:display-name="PageStyle_Field Modifications" style:page-layout-name="Mpm4">
      <style:header>
        <style:region-left>
          <text:p><text:span text:style-name="MT1"><text:sheet-name>???</text:sheet-name>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Service_20_Feature" style:display-name="PageStyle_Service 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_20_rules" style:display-name="PageStyle_Drop 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YI_20_Record_20_Types" style:display-name="PageStyle_FYI Record 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4T12:49:38</meta:creation-date>
    <dc:language>en-US</dc:language>
    <meta:print-date>2012-02-02T14:15:22</meta:print-date>
    <dc:date>2017-12-05T12:18:46.252277473</dc:date>
    <meta:editing-cycles>4</meta:editing-cycles>
    <meta:editing-duration>PT13M1S</meta:editing-duration>
    <meta:generator>LibreOffice/5.1.6.2$Linux_x86 LibreOffice_project/10m0$Build-2</meta:generator>
    <meta:document-statistic meta:table-count="2" meta:cell-count="417" meta:object-count="0"/>
  </office:meta>
</office:document-meta>
</file>